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臺北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66854" calcext:value-type="float">
            <text:p>366,854</text:p>
          </table:table-cell>
          <table:table-cell table:style-name="ce3" office:value-type="float" office:value="587899" calcext:value-type="float">
            <text:p>587,899</text:p>
          </table:table-cell>
          <table:table-cell table:style-name="ce3" office:value-type="float" office:value="587258" calcext:value-type="float">
            <text:p>587,258</text:p>
          </table:table-cell>
          <table:table-cell table:style-name="ce3" office:value-type="float" office:value="1542011" calcext:value-type="float">
            <text:p>1,542,011</text:p>
          </table:table-cell>
          <table:table-cell table:style-name="ce3" office:value-type="float" office:value="10581" calcext:value-type="float">
            <text:p>10,581</text:p>
          </table:table-cell>
          <table:table-cell table:style-name="ce3" office:value-type="float" office:value="1552592" calcext:value-type="float">
            <text:p>1,552,59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552691" calcext:value-type="float">
            <text:p>1,552,691</text:p>
          </table:table-cell>
          <table:table-cell table:style-name="ce3" office:value-type="float" office:value="537371" calcext:value-type="float">
            <text:p>537,371</text:p>
          </table:table-cell>
          <table:table-cell table:style-name="ce3" office:value-type="float" office:value="2090062" calcext:value-type="float">
            <text:p>2,090,062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投區</text:p>
          </table:table-cell>
          <table:table-cell table:style-name="ce2"/>
          <table:table-cell table:style-name="ce3" office:value-type="float" office:value="35975" calcext:value-type="float">
            <text:p>35,975</text:p>
          </table:table-cell>
          <table:table-cell table:style-name="ce3" office:value-type="float" office:value="61151" calcext:value-type="float">
            <text:p>61,151</text:p>
          </table:table-cell>
          <table:table-cell table:style-name="ce3" office:value-type="float" office:value="51657" calcext:value-type="float">
            <text:p>51,657</text:p>
          </table:table-cell>
          <table:table-cell table:style-name="ce3" office:value-type="float" office:value="148783" calcext:value-type="float">
            <text:p>148,783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49874" calcext:value-type="float">
            <text:p>149,8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9880" calcext:value-type="float">
            <text:p>149,880</text:p>
          </table:table-cell>
          <table:table-cell table:style-name="ce3" office:value-type="float" office:value="51950" calcext:value-type="float">
            <text:p>51,950</text:p>
          </table:table-cell>
          <table:table-cell table:style-name="ce3" office:value-type="float" office:value="201830" calcext:value-type="float">
            <text:p>201,830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民里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822" calcext:value-type="float">
            <text:p>2,8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667" calcext:value-type="float">
            <text:p>3,667</text:p>
          </table:table-cell>
          <table:table-cell table:style-name="ce4" office:value-type="string" calcext:value-type="string">
            <text:p>7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613" calcext:value-type="float">
            <text:p>3,613</text:p>
          </table:table-cell>
          <table:table-cell table:style-name="ce4" office:value-type="string" calcext:value-type="string">
            <text:p>7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236" calcext:value-type="float">
            <text:p>4,236</text:p>
          </table:table-cell>
          <table:table-cell table:style-name="ce4" office:value-type="string" calcext:value-type="string">
            <text:p>7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91" calcext:value-type="float">
            <text:p>4,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710" calcext:value-type="float">
            <text:p>5,710</text:p>
          </table:table-cell>
          <table:table-cell table:style-name="ce4" office:value-type="string" calcext:value-type="string">
            <text:p>7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4240" calcext:value-type="float">
            <text:p>4,2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63" calcext:value-type="float">
            <text:p>4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3" calcext:value-type="float">
            <text:p>4,263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5796" calcext:value-type="float">
            <text:p>5,796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27" calcext:value-type="float">
            <text:p>4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7" calcext:value-type="float">
            <text:p>4,627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6082" calcext:value-type="float">
            <text:p>6,082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52" calcext:value-type="float">
            <text:p>4,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2" calcext:value-type="float">
            <text:p>4,852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6492" calcext:value-type="float">
            <text:p>6,492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4589" calcext:value-type="float">
            <text:p>4,58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16" calcext:value-type="float">
            <text:p>4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6" calcext:value-type="float">
            <text:p>4,616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6188" calcext:value-type="float">
            <text:p>6,188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5709" calcext:value-type="float">
            <text:p>5,7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754" calcext:value-type="float">
            <text:p>5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4" calcext:value-type="float">
            <text:p>5,754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7809" calcext:value-type="float">
            <text:p>7,809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欣里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4993" calcext:value-type="float">
            <text:p>4,99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22" calcext:value-type="float">
            <text:p>5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2" calcext:value-type="float">
            <text:p>5,022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6744" calcext:value-type="float">
            <text:p>6,744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899" calcext:value-type="float">
            <text:p>3,899</text:p>
          </table:table-cell>
          <table:table-cell table:style-name="ce4" office:value-type="string" calcext:value-type="string">
            <text:p>7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620" calcext:value-type="float">
            <text:p>3,620</text:p>
          </table:table-cell>
          <table:table-cell table:style-name="ce4" office:value-type="string" calcext:value-type="string">
            <text:p>7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74" calcext:value-type="float">
            <text:p>4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4" calcext:value-type="float">
            <text:p>4,274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5553" calcext:value-type="float">
            <text:p>5,553</text:p>
          </table:table-cell>
          <table:table-cell table:style-name="ce4" office:value-type="string" calcext:value-type="string">
            <text:p>76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4164" calcext:value-type="float">
            <text:p>4,164</text:p>
          </table:table-cell>
          <table:table-cell table:style-name="ce4" office:value-type="string" calcext:value-type="string">
            <text:p>7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尊賢里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862" calcext:value-type="float">
            <text:p>3,862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賢里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427" calcext:value-type="float">
            <text:p>4,427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農里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5838" calcext:value-type="float">
            <text:p>5,83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880" calcext:value-type="float">
            <text:p>5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0" calcext:value-type="float">
            <text:p>5,88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7513" calcext:value-type="float">
            <text:p>7,513</text:p>
          </table:table-cell>
          <table:table-cell table:style-name="ce4" office:value-type="string" calcext:value-type="string">
            <text:p>7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仙里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302" calcext:value-type="float">
            <text:p>3,30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556" calcext:value-type="float">
            <text:p>4,556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洲美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986" calcext:value-type="float">
            <text:p>1,986</text:p>
          </table:table-cell>
          <table:table-cell table:style-name="ce4" office:value-type="string" calcext:value-type="string">
            <text:p>78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奇岩里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7137" calcext:value-type="float">
            <text:p>7,13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194" calcext:value-type="float">
            <text:p>7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4" calcext:value-type="float">
            <text:p>7,194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9509" calcext:value-type="float">
            <text:p>9,509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江里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5362" calcext:value-type="float">
            <text:p>5,36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15" calcext:value-type="float">
            <text:p>5,4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16" calcext:value-type="float">
            <text:p>5,416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8337" calcext:value-type="float">
            <text:p>8,337</text:p>
          </table:table-cell>
          <table:table-cell table:style-name="ce4" office:value-type="string" calcext:value-type="string">
            <text:p>6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4947" calcext:value-type="float">
            <text:p>4,94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983" calcext:value-type="float">
            <text:p>4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3" calcext:value-type="float">
            <text:p>4,983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6797" calcext:value-type="float">
            <text:p>6,797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5114" calcext:value-type="float">
            <text:p>5,114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395" calcext:value-type="float">
            <text:p>3,3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513" calcext:value-type="float">
            <text:p>4,513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溫泉里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042" calcext:value-type="float">
            <text:p>4,0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498" calcext:value-type="float">
            <text:p>5,498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612" calcext:value-type="float">
            <text:p>2,612</text:p>
          </table:table-cell>
          <table:table-cell table:style-name="ce4" office:value-type="string" calcext:value-type="string">
            <text:p>6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3938" calcext:value-type="float">
            <text:p>3,9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62" calcext:value-type="float">
            <text:p>3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2" calcext:value-type="float">
            <text:p>3,962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5708" calcext:value-type="float">
            <text:p>5,708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庸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374" calcext:value-type="float">
            <text:p>3,374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4139" calcext:value-type="float">
            <text:p>4,13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71" calcext:value-type="float">
            <text:p>4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1" calcext:value-type="float">
            <text:p>4,171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5614" calcext:value-type="float">
            <text:p>5,614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060" calcext:value-type="float">
            <text:p>4,060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3672" calcext:value-type="float">
            <text:p>3,6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9" calcext:value-type="float">
            <text:p>3,709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965" calcext:value-type="float">
            <text:p>4,965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713" calcext:value-type="float">
            <text:p>2,713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85" calcext:value-type="float">
            <text:p>3,285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3" calcext:value-type="float">
            <text:p>2,56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500" calcext:value-type="float">
            <text:p>3,500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稻香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721" calcext:value-type="float">
            <text:p>4,721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040" calcext:value-type="float">
            <text:p>5,040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607" calcext:value-type="float">
            <text:p>4,6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37" calcext:value-type="float">
            <text:p>4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7" calcext:value-type="float">
            <text:p>4,637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6190" calcext:value-type="float">
            <text:p>6,190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渡里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6616" calcext:value-type="float">
            <text:p>6,6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676" calcext:value-type="float">
            <text:p>6,6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77" calcext:value-type="float">
            <text:p>6,677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9154" calcext:value-type="float">
            <text:p>9,154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0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屯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田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8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士林區</text:p>
          </table:table-cell>
          <table:table-cell table:style-name="ce2"/>
          <table:table-cell table:style-name="ce3" office:value-type="float" office:value="37782" calcext:value-type="float">
            <text:p>37,782</text:p>
          </table:table-cell>
          <table:table-cell table:style-name="ce3" office:value-type="float" office:value="71869" calcext:value-type="float">
            <text:p>71,869</text:p>
          </table:table-cell>
          <table:table-cell table:style-name="ce3" office:value-type="float" office:value="56397" calcext:value-type="float">
            <text:p>56,397</text:p>
          </table:table-cell>
          <table:table-cell table:style-name="ce3" office:value-type="float" office:value="166048" calcext:value-type="float">
            <text:p>166,048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67235" calcext:value-type="float">
            <text:p>167,2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7254" calcext:value-type="float">
            <text:p>167,254</text:p>
          </table:table-cell>
          <table:table-cell table:style-name="ce3" office:value-type="float" office:value="57543" calcext:value-type="float">
            <text:p>57,543</text:p>
          </table:table-cell>
          <table:table-cell table:style-name="ce3" office:value-type="float" office:value="224797" calcext:value-type="float">
            <text:p>224,797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母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4001" calcext:value-type="float">
            <text:p>4,0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27" calcext:value-type="float">
            <text:p>4,0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441" calcext:value-type="float">
            <text:p>5,441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玉里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630" calcext:value-type="float">
            <text:p>3,6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52" calcext:value-type="float">
            <text:p>3,6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824" calcext:value-type="float">
            <text:p>4,824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福里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790" calcext:value-type="float">
            <text:p>3,7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5192" calcext:value-type="float">
            <text:p>5,192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祿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233" calcext:value-type="float">
            <text:p>4,233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壽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4117" calcext:value-type="float">
            <text:p>4,117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山里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44" calcext:value-type="float">
            <text:p>4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4" calcext:value-type="float">
            <text:p>4,144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651" calcext:value-type="float">
            <text:p>5,651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和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4506" calcext:value-type="float">
            <text:p>4,50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539" calcext:value-type="float">
            <text:p>4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9" calcext:value-type="float">
            <text:p>4,539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6085" calcext:value-type="float">
            <text:p>6,085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玉里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5248" calcext:value-type="float">
            <text:p>5,24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283" calcext:value-type="float">
            <text:p>5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3" calcext:value-type="float">
            <text:p>5,283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7140" calcext:value-type="float">
            <text:p>7,140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669" calcext:value-type="float">
            <text:p>3,669</text:p>
          </table:table-cell>
          <table:table-cell table:style-name="ce4" office:value-type="string" calcext:value-type="string">
            <text:p>7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華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452" calcext:value-type="float">
            <text:p>3,4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584" calcext:value-type="float">
            <text:p>4,584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4" calcext:value-type="float">
            <text:p>3,37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538" calcext:value-type="float">
            <text:p>4,538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蘭雅里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5374" calcext:value-type="float">
            <text:p>5,3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414" calcext:value-type="float">
            <text:p>5,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15" calcext:value-type="float">
            <text:p>5,415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7255" calcext:value-type="float">
            <text:p>7,255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蘭興里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243" calcext:value-type="float">
            <text:p>5,243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勇里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169" calcext:value-type="float">
            <text:p>3,169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信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640" calcext:value-type="float">
            <text:p>2,640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93" calcext:value-type="float">
            <text:p>2,493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4817" calcext:value-type="float">
            <text:p>4,817</text:p>
          </table:table-cell>
          <table:table-cell table:style-name="ce4" office:value-type="string" calcext:value-type="string">
            <text:p>5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志里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4702" calcext:value-type="float">
            <text:p>4,70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41" calcext:value-type="float">
            <text:p>4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1" calcext:value-type="float">
            <text:p>4,741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6163" calcext:value-type="float">
            <text:p>6,163</text:p>
          </table:table-cell>
          <table:table-cell table:style-name="ce4" office:value-type="string" calcext:value-type="string">
            <text:p>7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佳里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981" calcext:value-type="float">
            <text:p>4,981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佳里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4765" calcext:value-type="float">
            <text:p>4,76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6341" calcext:value-type="float">
            <text:p>6,341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788" calcext:value-type="float">
            <text:p>4,78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25" calcext:value-type="float">
            <text:p>4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5" calcext:value-type="float">
            <text:p>4,825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6517" calcext:value-type="float">
            <text:p>6,517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117" calcext:value-type="float">
            <text:p>4,1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441" calcext:value-type="float">
            <text:p>5,441</text:p>
          </table:table-cell>
          <table:table-cell table:style-name="ce4" office:value-type="string" calcext:value-type="string">
            <text:p>76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港里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621" calcext:value-type="float">
            <text:p>3,621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齡里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151" calcext:value-type="float">
            <text:p>4,1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461" calcext:value-type="float">
            <text:p>5,461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484" calcext:value-type="float">
            <text:p>3,4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689" calcext:value-type="float">
            <text:p>4,689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華里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3748" calcext:value-type="float">
            <text:p>3,74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69" calcext:value-type="float">
            <text:p>3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9" calcext:value-type="float">
            <text:p>3,769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5142" calcext:value-type="float">
            <text:p>5,142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勝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011" calcext:value-type="float">
            <text:p>4,011</text:p>
          </table:table-cell>
          <table:table-cell table:style-name="ce4" office:value-type="string" calcext:value-type="string">
            <text:p>7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308" calcext:value-type="float">
            <text:p>3,3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509" calcext:value-type="float">
            <text:p>4,509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光里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648" calcext:value-type="float">
            <text:p>3,6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956" calcext:value-type="float">
            <text:p>4,956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4573" calcext:value-type="float">
            <text:p>4,5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981" calcext:value-type="float">
            <text:p>5,981</text:p>
          </table:table-cell>
          <table:table-cell table:style-name="ce4" office:value-type="string" calcext:value-type="string">
            <text:p>7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葫東里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37" calcext:value-type="float">
            <text:p>2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7" calcext:value-type="float">
            <text:p>2,53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52" calcext:value-type="float">
            <text:p>3,352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950" calcext:value-type="float">
            <text:p>3,9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352" calcext:value-type="float">
            <text:p>5,352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新里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5490" calcext:value-type="float">
            <text:p>5,49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18" calcext:value-type="float">
            <text:p>5,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19" calcext:value-type="float">
            <text:p>5,519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7424" calcext:value-type="float">
            <text:p>7,424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園里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98" calcext:value-type="float">
            <text:p>4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8" calcext:value-type="float">
            <text:p>4,398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5878" calcext:value-type="float">
            <text:p>5,878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倫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367" calcext:value-type="float">
            <text:p>4,36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405" calcext:value-type="float">
            <text:p>4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5" calcext:value-type="float">
            <text:p>4,405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5890" calcext:value-type="float">
            <text:p>5,890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286" calcext:value-type="float">
            <text:p>4,286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洲里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883" calcext:value-type="float">
            <text:p>3,88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10" calcext:value-type="float">
            <text:p>3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0" calcext:value-type="float">
            <text:p>3,91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322" calcext:value-type="float">
            <text:p>5,322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岩山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96" calcext:value-type="float">
            <text:p>2,796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名山里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4467" calcext:value-type="float">
            <text:p>4,46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05" calcext:value-type="float">
            <text:p>4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5" calcext:value-type="float">
            <text:p>4,505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847" calcext:value-type="float">
            <text:p>5,847</text:p>
          </table:table-cell>
          <table:table-cell table:style-name="ce4" office:value-type="string" calcext:value-type="string">
            <text:p>77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山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4194" calcext:value-type="float">
            <text:p>4,194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芝山里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4724" calcext:value-type="float">
            <text:p>4,7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51" calcext:value-type="float">
            <text:p>4,7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52" calcext:value-type="float">
            <text:p>4,752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6231" calcext:value-type="float">
            <text:p>6,231</text:p>
          </table:table-cell>
          <table:table-cell table:style-name="ce4" office:value-type="string" calcext:value-type="string">
            <text:p>7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3139" calcext:value-type="float">
            <text:p>3,1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217" calcext:value-type="float">
            <text:p>4,217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606" calcext:value-type="float">
            <text:p>2,606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山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山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翠山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286" calcext:value-type="float">
            <text:p>2,286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臨溪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420" calcext:value-type="float">
            <text:p>2,420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同區</text:p>
          </table:table-cell>
          <table:table-cell table:style-name="ce2"/>
          <table:table-cell table:style-name="ce3" office:value-type="float" office:value="18485" calcext:value-type="float">
            <text:p>18,485</text:p>
          </table:table-cell>
          <table:table-cell table:style-name="ce3" office:value-type="float" office:value="34270" calcext:value-type="float">
            <text:p>34,270</text:p>
          </table:table-cell>
          <table:table-cell table:style-name="ce3" office:value-type="float" office:value="21351" calcext:value-type="float">
            <text:p>21,351</text:p>
          </table:table-cell>
          <table:table-cell table:style-name="ce3" office:value-type="float" office:value="74106" calcext:value-type="float">
            <text:p>74,10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74584" calcext:value-type="float">
            <text:p>74,5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585" calcext:value-type="float">
            <text:p>74,585</text:p>
          </table:table-cell>
          <table:table-cell table:style-name="ce3" office:value-type="float" office:value="26000" calcext:value-type="float">
            <text:p>26,000</text:p>
          </table:table-cell>
          <table:table-cell table:style-name="ce3" office:value-type="float" office:value="100585" calcext:value-type="float">
            <text:p>100,585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泉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89" calcext:value-type="float">
            <text:p>2,389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明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745" calcext:value-type="float">
            <text:p>2,745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泰里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917" calcext:value-type="float">
            <text:p>2,917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47" calcext:value-type="float">
            <text:p>3,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8" calcext:value-type="float">
            <text:p>3,148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206" calcext:value-type="float">
            <text:p>4,206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710" calcext:value-type="float">
            <text:p>3,710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星明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370" calcext:value-type="float">
            <text:p>3,37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89" calcext:value-type="float">
            <text:p>3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9" calcext:value-type="float">
            <text:p>3,389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4693" calcext:value-type="float">
            <text:p>4,693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能里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4072" calcext:value-type="float">
            <text:p>4,072</text:p>
          </table:table-cell>
          <table:table-cell table:style-name="ce4" office:value-type="string" calcext:value-type="string">
            <text:p>77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319" calcext:value-type="float">
            <text:p>3,319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5498" calcext:value-type="float">
            <text:p>5,49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539" calcext:value-type="float">
            <text:p>5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9" calcext:value-type="float">
            <text:p>5,539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7350" calcext:value-type="float">
            <text:p>7,350</text:p>
          </table:table-cell>
          <table:table-cell table:style-name="ce4" office:value-type="string" calcext:value-type="string">
            <text:p>75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芳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399" calcext:value-type="float">
            <text:p>3,399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946" calcext:value-type="float">
            <text:p>3,94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5286" calcext:value-type="float">
            <text:p>5,286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037" calcext:value-type="float">
            <text:p>2,037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和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7" calcext:value-type="float">
            <text:p>3,077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75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順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490" calcext:value-type="float">
            <text:p>2,490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899" calcext:value-type="float">
            <text:p>2,8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12" calcext:value-type="float">
            <text:p>2,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2" calcext:value-type="float">
            <text:p>2,91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796" calcext:value-type="float">
            <text:p>3,796</text:p>
          </table:table-cell>
          <table:table-cell table:style-name="ce4" office:value-type="string" calcext:value-type="string">
            <text:p>76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揚雅里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3762" calcext:value-type="float">
            <text:p>3,762</text:p>
          </table:table-cell>
          <table:table-cell table:style-name="ce4" office:value-type="string" calcext:value-type="string">
            <text:p>5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47" calcext:value-type="float">
            <text:p>3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7" calcext:value-type="float">
            <text:p>3,04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171" calcext:value-type="float">
            <text:p>4,171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鄰江里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32" calcext:value-type="float">
            <text:p>3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2" calcext:value-type="float">
            <text:p>3,932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5264" calcext:value-type="float">
            <text:p>5,264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至聖里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4831" calcext:value-type="float">
            <text:p>4,8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59" calcext:value-type="float">
            <text:p>4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9" calcext:value-type="float">
            <text:p>4,859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6460" calcext:value-type="float">
            <text:p>6,460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師里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525" calcext:value-type="float">
            <text:p>3,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40" calcext:value-type="float">
            <text:p>3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0" calcext:value-type="float">
            <text:p>3,54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716" calcext:value-type="float">
            <text:p>4,716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5454" calcext:value-type="float">
            <text:p>5,454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725" calcext:value-type="float">
            <text:p>3,725</text:p>
          </table:table-cell>
          <table:table-cell table:style-name="ce4" office:value-type="string" calcext:value-type="string">
            <text:p>77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30227" calcext:value-type="float">
            <text:p>30,227</text:p>
          </table:table-cell>
          <table:table-cell table:style-name="ce3" office:value-type="float" office:value="54448" calcext:value-type="float">
            <text:p>54,448</text:p>
          </table:table-cell>
          <table:table-cell table:style-name="ce3" office:value-type="float" office:value="48579" calcext:value-type="float">
            <text:p>48,579</text:p>
          </table:table-cell>
          <table:table-cell table:style-name="ce3" office:value-type="float" office:value="133254" calcext:value-type="float">
            <text:p>133,254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34094" calcext:value-type="float">
            <text:p>134,0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097" calcext:value-type="float">
            <text:p>134,097</text:p>
          </table:table-cell>
          <table:table-cell table:style-name="ce3" office:value-type="float" office:value="49121" calcext:value-type="float">
            <text:p>49,121</text:p>
          </table:table-cell>
          <table:table-cell table:style-name="ce3" office:value-type="float" office:value="183218" calcext:value-type="float">
            <text:p>183,218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守里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78" calcext:value-type="float">
            <text:p>2,778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500" calcext:value-type="float">
            <text:p>4,500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得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220" calcext:value-type="float">
            <text:p>2,2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193" calcext:value-type="float">
            <text:p>3,193</text:p>
          </table:table-cell>
          <table:table-cell table:style-name="ce4" office:value-type="string" calcext:value-type="string">
            <text:p>7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706" calcext:value-type="float">
            <text:p>3,706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287" calcext:value-type="float">
            <text:p>2,287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4181" calcext:value-type="float">
            <text:p>4,1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09" calcext:value-type="float">
            <text:p>4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9" calcext:value-type="float">
            <text:p>4,209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5990" calcext:value-type="float">
            <text:p>5,990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聚盛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3562" calcext:value-type="float">
            <text:p>3,562</text:p>
          </table:table-cell>
          <table:table-cell table:style-name="ce4" office:value-type="string" calcext:value-type="string">
            <text:p>6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英里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148" calcext:value-type="float">
            <text:p>4,1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84" calcext:value-type="float">
            <text:p>4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4" calcext:value-type="float">
            <text:p>4,184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756" calcext:value-type="float">
            <text:p>5,756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聚葉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380" calcext:value-type="float">
            <text:p>3,380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089" calcext:value-type="float">
            <text:p>3,0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333" calcext:value-type="float">
            <text:p>4,333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晴光里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4695" calcext:value-type="float">
            <text:p>4,695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483" calcext:value-type="float">
            <text:p>3,483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29" calcext:value-type="float">
            <text:p>3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9" calcext:value-type="float">
            <text:p>3,02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086" calcext:value-type="float">
            <text:p>4,086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劍潭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002" calcext:value-type="float">
            <text:p>3,002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直里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5304" calcext:value-type="float">
            <text:p>5,30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27" calcext:value-type="float">
            <text:p>5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7" calcext:value-type="float">
            <text:p>5,327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7009" calcext:value-type="float">
            <text:p>7,009</text:p>
          </table:table-cell>
          <table:table-cell table:style-name="ce4" office:value-type="string" calcext:value-type="string">
            <text:p>76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5132" calcext:value-type="float">
            <text:p>5,132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5620" calcext:value-type="float">
            <text:p>5,6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659" calcext:value-type="float">
            <text:p>5,6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60" calcext:value-type="float">
            <text:p>5,660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7487" calcext:value-type="float">
            <text:p>7,487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泰里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4698" calcext:value-type="float">
            <text:p>4,69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28" calcext:value-type="float">
            <text:p>4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8" calcext:value-type="float">
            <text:p>4,728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6356" calcext:value-type="float">
            <text:p>6,356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066" calcext:value-type="float">
            <text:p>2,066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喜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198" calcext:value-type="float">
            <text:p>4,198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20" calcext:value-type="float">
            <text:p>3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0" calcext:value-type="float">
            <text:p>3,12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173" calcext:value-type="float">
            <text:p>4,173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江里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3890" calcext:value-type="float">
            <text:p>3,8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159" calcext:value-type="float">
            <text:p>5,159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871" calcext:value-type="float">
            <text:p>3,871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57" calcext:value-type="float">
            <text:p>4,257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佳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73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行政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3784" calcext:value-type="float">
            <text:p>3,7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6320" calcext:value-type="float">
            <text:p>6,320</text:p>
          </table:table-cell>
          <table:table-cell table:style-name="ce4" office:value-type="string" calcext:value-type="string">
            <text:p>6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行仁里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4846" calcext:value-type="float">
            <text:p>4,8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79" calcext:value-type="float">
            <text:p>4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9" calcext:value-type="float">
            <text:p>4,879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6482" calcext:value-type="float">
            <text:p>6,482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行孝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724" calcext:value-type="float">
            <text:p>2,7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716" calcext:value-type="float">
            <text:p>3,716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4722" calcext:value-type="float">
            <text:p>4,7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47" calcext:value-type="float">
            <text:p>4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7" calcext:value-type="float">
            <text:p>4,747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294" calcext:value-type="float">
            <text:p>6,294</text:p>
          </table:table-cell>
          <table:table-cell table:style-name="ce4" office:value-type="string" calcext:value-type="string">
            <text:p>7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寧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78" calcext:value-type="float">
            <text:p>4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8" calcext:value-type="float">
            <text:p>4,278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659" calcext:value-type="float">
            <text:p>5,659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4639" calcext:value-type="float">
            <text:p>4,6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6176" calcext:value-type="float">
            <text:p>6,176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吉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411" calcext:value-type="float">
            <text:p>3,4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594" calcext:value-type="float">
            <text:p>4,594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6" calcext:value-type="float">
            <text:p>3,116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187" calcext:value-type="float">
            <text:p>4,187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亞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604" calcext:value-type="float">
            <text:p>4,604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10" calcext:value-type="float">
            <text:p>3,010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朱馥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712" calcext:value-type="float">
            <text:p>4,712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洲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93" calcext:value-type="float">
            <text:p>3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3" calcext:value-type="float">
            <text:p>3,193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177" calcext:value-type="float">
            <text:p>4,177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朱園里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763" calcext:value-type="float">
            <text:p>3,763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774" calcext:value-type="float">
            <text:p>2,774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朱崙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522" calcext:value-type="float">
            <text:p>2,522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53" calcext:value-type="float">
            <text:p>3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3" calcext:value-type="float">
            <text:p>3,753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205" calcext:value-type="float">
            <text:p>5,205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829" calcext:value-type="float">
            <text:p>3,829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松山區</text:p>
          </table:table-cell>
          <table:table-cell table:style-name="ce2"/>
          <table:table-cell table:style-name="ce3" office:value-type="float" office:value="26090" calcext:value-type="float">
            <text:p>26,090</text:p>
          </table:table-cell>
          <table:table-cell table:style-name="ce3" office:value-type="float" office:value="43780" calcext:value-type="float">
            <text:p>43,780</text:p>
          </table:table-cell>
          <table:table-cell table:style-name="ce3" office:value-type="float" office:value="47452" calcext:value-type="float">
            <text:p>47,452</text:p>
          </table:table-cell>
          <table:table-cell table:style-name="ce3" office:value-type="float" office:value="117322" calcext:value-type="float">
            <text:p>117,32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8066" calcext:value-type="float">
            <text:p>118,0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070" calcext:value-type="float">
            <text:p>118,070</text:p>
          </table:table-cell>
          <table:table-cell table:style-name="ce3" office:value-type="float" office:value="39381" calcext:value-type="float">
            <text:p>39,381</text:p>
          </table:table-cell>
          <table:table-cell table:style-name="ce3" office:value-type="float" office:value="157451" calcext:value-type="float">
            <text:p>157,451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276" calcext:value-type="float">
            <text:p>4,276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6330" calcext:value-type="float">
            <text:p>6,330</text:p>
          </table:table-cell>
          <table:table-cell table:style-name="ce4" office:value-type="string" calcext:value-type="string">
            <text:p>76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4096" calcext:value-type="float">
            <text:p>4,0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25" calcext:value-type="float">
            <text:p>4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5" calcext:value-type="float">
            <text:p>4,125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5518" calcext:value-type="float">
            <text:p>5,518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益里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760" calcext:value-type="float">
            <text:p>3,760</text:p>
          </table:table-cell>
          <table:table-cell table:style-name="ce4" office:value-type="string" calcext:value-type="string">
            <text:p>78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錦里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011" calcext:value-type="float">
            <text:p>4,011</text:p>
          </table:table-cell>
          <table:table-cell table:style-name="ce4" office:value-type="string" calcext:value-type="string">
            <text:p>7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泰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716" calcext:value-type="float">
            <text:p>3,716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2600" calcext:value-type="float">
            <text:p>2,6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9" calcext:value-type="float">
            <text:p>2,61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455" calcext:value-type="float">
            <text:p>3,455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470" calcext:value-type="float">
            <text:p>3,470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4292" calcext:value-type="float">
            <text:p>4,29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319" calcext:value-type="float">
            <text:p>4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9" calcext:value-type="float">
            <text:p>4,319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747" calcext:value-type="float">
            <text:p>5,747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田里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6341" calcext:value-type="float">
            <text:p>6,3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369" calcext:value-type="float">
            <text:p>6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9" calcext:value-type="float">
            <text:p>6,369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8305" calcext:value-type="float">
            <text:p>8,305</text:p>
          </table:table-cell>
          <table:table-cell table:style-name="ce4" office:value-type="string" calcext:value-type="string">
            <text:p>76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16" calcext:value-type="float">
            <text:p>2,016</text:p>
          </table:table-cell>
          <table:table-cell table:style-name="ce4" office:value-type="string" calcext:value-type="string">
            <text:p>7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580" calcext:value-type="float">
            <text:p>2,5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413" calcext:value-type="float">
            <text:p>3,413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5045" calcext:value-type="float">
            <text:p>5,045</text:p>
          </table:table-cell>
          <table:table-cell table:style-name="ce4" office:value-type="string" calcext:value-type="string">
            <text:p>7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5434" calcext:value-type="float">
            <text:p>5,4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63" calcext:value-type="float">
            <text:p>5,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65" calcext:value-type="float">
            <text:p>5,465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7207" calcext:value-type="float">
            <text:p>7,207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福里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3882" calcext:value-type="float">
            <text:p>3,8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180" calcext:value-type="float">
            <text:p>5,180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基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46" calcext:value-type="float">
            <text:p>2,946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5054" calcext:value-type="float">
            <text:p>5,0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86" calcext:value-type="float">
            <text:p>5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6" calcext:value-type="float">
            <text:p>5,086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6902" calcext:value-type="float">
            <text:p>6,902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930" calcext:value-type="float">
            <text:p>3,930</text:p>
          </table:table-cell>
          <table:table-cell table:style-name="ce4" office:value-type="string" calcext:value-type="string">
            <text:p>77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42" calcext:value-type="float">
            <text:p>5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2" calcext:value-type="float">
            <text:p>5,642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7491" calcext:value-type="float">
            <text:p>7,491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521" calcext:value-type="float">
            <text:p>4,5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50" calcext:value-type="float">
            <text:p>4,5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7079" calcext:value-type="float">
            <text:p>7,079</text:p>
          </table:table-cell>
          <table:table-cell table:style-name="ce4" office:value-type="string" calcext:value-type="string">
            <text:p>6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4932" calcext:value-type="float">
            <text:p>4,9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60" calcext:value-type="float">
            <text:p>4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0" calcext:value-type="float">
            <text:p>4,960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6639" calcext:value-type="float">
            <text:p>6,639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聚里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6469" calcext:value-type="float">
            <text:p>6,469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5086" calcext:value-type="float">
            <text:p>5,086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5444" calcext:value-type="float">
            <text:p>5,4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83" calcext:value-type="float">
            <text:p>5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3" calcext:value-type="float">
            <text:p>5,483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7337" calcext:value-type="float">
            <text:p>7,337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446" calcext:value-type="float">
            <text:p>2,4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219" calcext:value-type="float">
            <text:p>3,219</text:p>
          </table:table-cell>
          <table:table-cell table:style-name="ce4" office:value-type="string" calcext:value-type="string">
            <text:p>76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727" calcext:value-type="float">
            <text:p>2,727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03" calcext:value-type="float">
            <text:p>3,103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敦化里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71" calcext:value-type="float">
            <text:p>4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1" calcext:value-type="float">
            <text:p>4,171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367" calcext:value-type="float">
            <text:p>5,367</text:p>
          </table:table-cell>
          <table:table-cell table:style-name="ce4" office:value-type="string" calcext:value-type="string">
            <text:p>77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源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684" calcext:value-type="float">
            <text:p>2,684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建里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601" calcext:value-type="float">
            <text:p>3,601</text:p>
          </table:table-cell>
          <table:table-cell table:style-name="ce4" office:value-type="string" calcext:value-type="string">
            <text:p>7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勢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57" calcext:value-type="float">
            <text:p>3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7" calcext:value-type="float">
            <text:p>3,857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5099" calcext:value-type="float">
            <text:p>5,099</text:p>
          </table:table-cell>
          <table:table-cell table:style-name="ce4" office:value-type="string" calcext:value-type="string">
            <text:p>7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109" calcext:value-type="float">
            <text:p>2,109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內湖區</text:p>
          </table:table-cell>
          <table:table-cell table:style-name="ce2"/>
          <table:table-cell table:style-name="ce3" office:value-type="float" office:value="44597" calcext:value-type="float">
            <text:p>44,597</text:p>
          </table:table-cell>
          <table:table-cell table:style-name="ce3" office:value-type="float" office:value="61339" calcext:value-type="float">
            <text:p>61,339</text:p>
          </table:table-cell>
          <table:table-cell table:style-name="ce3" office:value-type="float" office:value="64781" calcext:value-type="float">
            <text:p>64,781</text:p>
          </table:table-cell>
          <table:table-cell table:style-name="ce3" office:value-type="float" office:value="170717" calcext:value-type="float">
            <text:p>170,717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71806" calcext:value-type="float">
            <text:p>171,8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1835" calcext:value-type="float">
            <text:p>171,835</text:p>
          </table:table-cell>
          <table:table-cell table:style-name="ce3" office:value-type="float" office:value="54638" calcext:value-type="float">
            <text:p>54,638</text:p>
          </table:table-cell>
          <table:table-cell table:style-name="ce3" office:value-type="float" office:value="226473" calcext:value-type="float">
            <text:p>226,473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4532" calcext:value-type="float">
            <text:p>4,5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61" calcext:value-type="float">
            <text:p>4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1" calcext:value-type="float">
            <text:p>4,561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5870" calcext:value-type="float">
            <text:p>5,870</text:p>
          </table:table-cell>
          <table:table-cell table:style-name="ce4" office:value-type="string" calcext:value-type="string">
            <text:p>7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6068" calcext:value-type="float">
            <text:p>6,06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105" calcext:value-type="float">
            <text:p>6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5" calcext:value-type="float">
            <text:p>6,105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8029" calcext:value-type="float">
            <text:p>8,029</text:p>
          </table:table-cell>
          <table:table-cell table:style-name="ce4" office:value-type="string" calcext:value-type="string">
            <text:p>7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4237" calcext:value-type="float">
            <text:p>4,23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70" calcext:value-type="float">
            <text:p>4,2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3" calcext:value-type="float">
            <text:p>4,273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457" calcext:value-type="float">
            <text:p>5,457</text:p>
          </table:table-cell>
          <table:table-cell table:style-name="ce4" office:value-type="string" calcext:value-type="string">
            <text:p>78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15" calcext:value-type="float">
            <text:p>3,8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899" calcext:value-type="float">
            <text:p>4,899</text:p>
          </table:table-cell>
          <table:table-cell table:style-name="ce4" office:value-type="string" calcext:value-type="string">
            <text:p>7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372" calcext:value-type="float">
            <text:p>4,372</text:p>
          </table:table-cell>
          <table:table-cell table:style-name="ce4" office:value-type="string" calcext:value-type="string">
            <text:p>7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富里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5899" calcext:value-type="float">
            <text:p>5,89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30" calcext:value-type="float">
            <text:p>5,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0" calcext:value-type="float">
            <text:p>5,93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7748" calcext:value-type="float">
            <text:p>7,748</text:p>
          </table:table-cell>
          <table:table-cell table:style-name="ce4" office:value-type="string" calcext:value-type="string">
            <text:p>7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華里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5622" calcext:value-type="float">
            <text:p>5,6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53" calcext:value-type="float">
            <text:p>5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3" calcext:value-type="float">
            <text:p>5,653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7331" calcext:value-type="float">
            <text:p>7,331</text:p>
          </table:table-cell>
          <table:table-cell table:style-name="ce4" office:value-type="string" calcext:value-type="string">
            <text:p>77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4054" calcext:value-type="float">
            <text:p>4,0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89" calcext:value-type="float">
            <text:p>4,0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90" calcext:value-type="float">
            <text:p>4,090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501" calcext:value-type="float">
            <text:p>5,501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5336" calcext:value-type="float">
            <text:p>5,33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79" calcext:value-type="float">
            <text:p>5,379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943" calcext:value-type="float">
            <text:p>6,943</text:p>
          </table:table-cell>
          <table:table-cell table:style-name="ce4" office:value-type="string" calcext:value-type="string">
            <text:p>77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紫星里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5074" calcext:value-type="float">
            <text:p>5,0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07" calcext:value-type="float">
            <text:p>5,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8" calcext:value-type="float">
            <text:p>5,108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6611" calcext:value-type="float">
            <text:p>6,611</text:p>
          </table:table-cell>
          <table:table-cell table:style-name="ce4" office:value-type="string" calcext:value-type="string">
            <text:p>7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450" calcext:value-type="float">
            <text:p>4,450</text:p>
          </table:table-cell>
          <table:table-cell table:style-name="ce4" office:value-type="string" calcext:value-type="string">
            <text:p>76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3398" calcext:value-type="float">
            <text:p>3,3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3" calcext:value-type="float">
            <text:p>3,42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瑞里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4263" calcext:value-type="float">
            <text:p>4,2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5591" calcext:value-type="float">
            <text:p>5,591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山里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4441" calcext:value-type="float">
            <text:p>4,4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71" calcext:value-type="float">
            <text:p>4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1" calcext:value-type="float">
            <text:p>4,471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899" calcext:value-type="float">
            <text:p>5,899</text:p>
          </table:table-cell>
          <table:table-cell table:style-name="ce4" office:value-type="string" calcext:value-type="string">
            <text:p>7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紫雲里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51" calcext:value-type="float">
            <text:p>3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1" calcext:value-type="float">
            <text:p>3,55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699" calcext:value-type="float">
            <text:p>4,699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白里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5451" calcext:value-type="float">
            <text:p>5,4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74" calcext:value-type="float">
            <text:p>5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4" calcext:value-type="float">
            <text:p>5,474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7163" calcext:value-type="float">
            <text:p>7,163</text:p>
          </table:table-cell>
          <table:table-cell table:style-name="ce4" office:value-type="string" calcext:value-type="string">
            <text:p>7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葫洲里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4403" calcext:value-type="float">
            <text:p>4,4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31" calcext:value-type="float">
            <text:p>4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1" calcext:value-type="float">
            <text:p>4,431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5827" calcext:value-type="float">
            <text:p>5,827</text:p>
          </table:table-cell>
          <table:table-cell table:style-name="ce4" office:value-type="string" calcext:value-type="string">
            <text:p>7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紫陽里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5349" calcext:value-type="float">
            <text:p>5,3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389" calcext:value-type="float">
            <text:p>5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9" calcext:value-type="float">
            <text:p>5,389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7014" calcext:value-type="float">
            <text:p>7,014</text:p>
          </table:table-cell>
          <table:table-cell table:style-name="ce4" office:value-type="string" calcext:value-type="string">
            <text:p>7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陽里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4989" calcext:value-type="float">
            <text:p>4,98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35" calcext:value-type="float">
            <text:p>5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5" calcext:value-type="float">
            <text:p>5,035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6429" calcext:value-type="float">
            <text:p>6,429</text:p>
          </table:table-cell>
          <table:table-cell table:style-name="ce4" office:value-type="string" calcext:value-type="string">
            <text:p>7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707" calcext:value-type="float">
            <text:p>3,707</text:p>
          </table:table-cell>
          <table:table-cell table:style-name="ce4" office:value-type="string" calcext:value-type="string">
            <text:p>7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分里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6219" calcext:value-type="float">
            <text:p>6,2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59" calcext:value-type="float">
            <text:p>6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9" calcext:value-type="float">
            <text:p>6,259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8351" calcext:value-type="float">
            <text:p>8,351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5057" calcext:value-type="float">
            <text:p>5,0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78" calcext:value-type="float">
            <text:p>5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1" calcext:value-type="float">
            <text:p>5,081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6624" calcext:value-type="float">
            <text:p>6,624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康里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4737" calcext:value-type="float">
            <text:p>4,7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69" calcext:value-type="float">
            <text:p>4,7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6367" calcext:value-type="float">
            <text:p>6,367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溝里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865" calcext:value-type="float">
            <text:p>3,865</text:p>
          </table:table-cell>
          <table:table-cell table:style-name="ce4" office:value-type="string" calcext:value-type="string">
            <text:p>7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週美里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5702" calcext:value-type="float">
            <text:p>5,70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746" calcext:value-type="float">
            <text:p>5,7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47" calcext:value-type="float">
            <text:p>5,747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7558" calcext:value-type="float">
            <text:p>7,558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行善里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4555" calcext:value-type="float">
            <text:p>4,55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82" calcext:value-type="float">
            <text:p>4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2" calcext:value-type="float">
            <text:p>4,582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999" calcext:value-type="float">
            <text:p>5,999</text:p>
          </table:table-cell>
          <table:table-cell table:style-name="ce4" office:value-type="string" calcext:value-type="string">
            <text:p>7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457" calcext:value-type="float">
            <text:p>3,457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4606" calcext:value-type="float">
            <text:p>4,60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7354" calcext:value-type="float">
            <text:p>7,354</text:p>
          </table:table-cell>
          <table:table-cell table:style-name="ce4" office:value-type="string" calcext:value-type="string">
            <text:p>6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元里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019" calcext:value-type="float">
            <text:p>4,0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050" calcext:value-type="float">
            <text:p>4,0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5418" calcext:value-type="float">
            <text:p>5,418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湖里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00" calcext:value-type="float">
            <text:p>4,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0" calcext:value-type="float">
            <text:p>4,70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6137" calcext:value-type="float">
            <text:p>6,137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湖里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3907" calcext:value-type="float">
            <text:p>3,9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33" calcext:value-type="float">
            <text:p>3,9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5188" calcext:value-type="float">
            <text:p>5,188</text:p>
          </table:table-cell>
          <table:table-cell table:style-name="ce4" office:value-type="string" calcext:value-type="string">
            <text:p>7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50" calcext:value-type="float">
            <text:p>3,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1" calcext:value-type="float">
            <text:p>3,351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453" calcext:value-type="float">
            <text:p>4,453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6029" calcext:value-type="float">
            <text:p>6,0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55" calcext:value-type="float">
            <text:p>6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5" calcext:value-type="float">
            <text:p>6,055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7943" calcext:value-type="float">
            <text:p>7,943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寧里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5276" calcext:value-type="float">
            <text:p>5,27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01" calcext:value-type="float">
            <text:p>5,3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10" calcext:value-type="float">
            <text:p>5,31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7059" calcext:value-type="float">
            <text:p>7,059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277" calcext:value-type="float">
            <text:p>4,277</text:p>
          </table:table-cell>
          <table:table-cell table:style-name="ce4" office:value-type="string" calcext:value-type="string">
            <text:p>7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洲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9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麗山里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681" calcext:value-type="float">
            <text:p>3,6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853" calcext:value-type="float">
            <text:p>4,853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湖里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5992" calcext:value-type="float">
            <text:p>5,9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029" calcext:value-type="float">
            <text:p>6,0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31" calcext:value-type="float">
            <text:p>6,031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7960" calcext:value-type="float">
            <text:p>7,960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湖里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3434" calcext:value-type="float">
            <text:p>3,4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522" calcext:value-type="float">
            <text:p>4,522</text:p>
          </table:table-cell>
          <table:table-cell table:style-name="ce4" office:value-type="string" calcext:value-type="string">
            <text:p>76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港區</text:p>
          </table:table-cell>
          <table:table-cell table:style-name="ce2"/>
          <table:table-cell table:style-name="ce3" office:value-type="float" office:value="19007" calcext:value-type="float">
            <text:p>19,007</text:p>
          </table:table-cell>
          <table:table-cell table:style-name="ce3" office:value-type="float" office:value="26117" calcext:value-type="float">
            <text:p>26,117</text:p>
          </table:table-cell>
          <table:table-cell table:style-name="ce3" office:value-type="float" office:value="26529" calcext:value-type="float">
            <text:p>26,529</text:p>
          </table:table-cell>
          <table:table-cell table:style-name="ce3" office:value-type="float" office:value="71653" calcext:value-type="float">
            <text:p>71,65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72159" calcext:value-type="float">
            <text:p>72,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62" calcext:value-type="float">
            <text:p>72,162</text:p>
          </table:table-cell>
          <table:table-cell table:style-name="ce3" office:value-type="float" office:value="23923" calcext:value-type="float">
            <text:p>23,923</text:p>
          </table:table-cell>
          <table:table-cell table:style-name="ce3" office:value-type="float" office:value="96085" calcext:value-type="float">
            <text:p>96,085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599" calcext:value-type="float">
            <text:p>3,59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5365" calcext:value-type="float">
            <text:p>5,365</text:p>
          </table:table-cell>
          <table:table-cell table:style-name="ce4" office:value-type="string" calcext:value-type="string">
            <text:p>67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900" calcext:value-type="float">
            <text:p>2,900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4644" calcext:value-type="float">
            <text:p>4,64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74" calcext:value-type="float">
            <text:p>4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4" calcext:value-type="float">
            <text:p>4,674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6304" calcext:value-type="float">
            <text:p>6,304</text:p>
          </table:table-cell>
          <table:table-cell table:style-name="ce4" office:value-type="string" calcext:value-type="string">
            <text:p>74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155" calcext:value-type="float">
            <text:p>3,155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研里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5684" calcext:value-type="float">
            <text:p>5,68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727" calcext:value-type="float">
            <text:p>5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7" calcext:value-type="float">
            <text:p>5,727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7509" calcext:value-type="float">
            <text:p>7,509</text:p>
          </table:table-cell>
          <table:table-cell table:style-name="ce4" office:value-type="string" calcext:value-type="string">
            <text:p>7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03" calcext:value-type="float">
            <text:p>3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3" calcext:value-type="float">
            <text:p>3,903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225" calcext:value-type="float">
            <text:p>5,225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莊里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5331" calcext:value-type="float">
            <text:p>5,33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370" calcext:value-type="float">
            <text:p>5,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71" calcext:value-type="float">
            <text:p>5,371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7460" calcext:value-type="float">
            <text:p>7,460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4237" calcext:value-type="float">
            <text:p>4,2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694" calcext:value-type="float">
            <text:p>5,694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3" calcext:value-type="float">
            <text:p>3,833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986" calcext:value-type="float">
            <text:p>4,986</text:p>
          </table:table-cell>
          <table:table-cell table:style-name="ce4" office:value-type="string" calcext:value-type="string">
            <text:p>76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690" calcext:value-type="float">
            <text:p>4,690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新里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852" calcext:value-type="float">
            <text:p>2,85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751" calcext:value-type="float">
            <text:p>3,751</text:p>
          </table:table-cell>
          <table:table-cell table:style-name="ce4" office:value-type="string" calcext:value-type="string">
            <text:p>76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903" calcext:value-type="float">
            <text:p>3,903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05" calcext:value-type="float">
            <text:p>4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5" calcext:value-type="float">
            <text:p>4,105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5471" calcext:value-type="float">
            <text:p>5,471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144" calcext:value-type="float">
            <text:p>3,144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成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963" calcext:value-type="float">
            <text:p>3,963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574" calcext:value-type="float">
            <text:p>3,574</text:p>
          </table:table-cell>
          <table:table-cell table:style-name="ce4" office:value-type="string" calcext:value-type="string">
            <text:p>7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鴻福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747" calcext:value-type="float">
            <text:p>3,747</text:p>
          </table:table-cell>
          <table:table-cell table:style-name="ce4" office:value-type="string" calcext:value-type="string">
            <text:p>76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388" calcext:value-type="float">
            <text:p>4,388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4709" calcext:value-type="float">
            <text:p>4,70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748" calcext:value-type="float">
            <text:p>4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8" calcext:value-type="float">
            <text:p>4,748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6169" calcext:value-type="float">
            <text:p>6,169</text:p>
          </table:table-cell>
          <table:table-cell table:style-name="ce4" office:value-type="string" calcext:value-type="string">
            <text:p>76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687" calcext:value-type="float">
            <text:p>4,687</text:p>
          </table:table-cell>
          <table:table-cell table:style-name="ce4" office:value-type="string" calcext:value-type="string">
            <text:p>77.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萬華區</text:p>
          </table:table-cell>
          <table:table-cell table:style-name="ce2"/>
          <table:table-cell table:style-name="ce3" office:value-type="float" office:value="27497" calcext:value-type="float">
            <text:p>27,497</text:p>
          </table:table-cell>
          <table:table-cell table:style-name="ce3" office:value-type="float" office:value="43369" calcext:value-type="float">
            <text:p>43,369</text:p>
          </table:table-cell>
          <table:table-cell table:style-name="ce3" office:value-type="float" office:value="38905" calcext:value-type="float">
            <text:p>38,905</text:p>
          </table:table-cell>
          <table:table-cell table:style-name="ce3" office:value-type="float" office:value="109771" calcext:value-type="float">
            <text:p>109,771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10642" calcext:value-type="float">
            <text:p>110,6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646" calcext:value-type="float">
            <text:p>110,646</text:p>
          </table:table-cell>
          <table:table-cell table:style-name="ce3" office:value-type="float" office:value="41112" calcext:value-type="float">
            <text:p>41,112</text:p>
          </table:table-cell>
          <table:table-cell table:style-name="ce3" office:value-type="float" office:value="151758" calcext:value-type="float">
            <text:p>151,758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57" calcext:value-type="float">
            <text:p>3,157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4481" calcext:value-type="float">
            <text:p>4,481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768" calcext:value-type="float">
            <text:p>2,768</text:p>
          </table:table-cell>
          <table:table-cell table:style-name="ce4" office:value-type="string" calcext:value-type="string">
            <text:p>67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062" calcext:value-type="float">
            <text:p>3,062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起里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4321" calcext:value-type="float">
            <text:p>4,3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984" calcext:value-type="float">
            <text:p>5,984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075" calcext:value-type="float">
            <text:p>5,075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610" calcext:value-type="float">
            <text:p>3,6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50" calcext:value-type="float">
            <text:p>3,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0" calcext:value-type="float">
            <text:p>3,65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5108" calcext:value-type="float">
            <text:p>5,108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155" calcext:value-type="float">
            <text:p>4,155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音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309" calcext:value-type="float">
            <text:p>3,309</text:p>
          </table:table-cell>
          <table:table-cell table:style-name="ce4" office:value-type="string" calcext:value-type="string">
            <text:p>7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017" calcext:value-type="float">
            <text:p>4,017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5234" calcext:value-type="float">
            <text:p>5,234</text:p>
          </table:table-cell>
          <table:table-cell table:style-name="ce4" office:value-type="string" calcext:value-type="string">
            <text:p>5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鄉里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975" calcext:value-type="float">
            <text:p>2,9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244" calcext:value-type="float">
            <text:p>4,244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060" calcext:value-type="float">
            <text:p>5,0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95" calcext:value-type="float">
            <text:p>5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5" calcext:value-type="float">
            <text:p>5,095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6945" calcext:value-type="float">
            <text:p>6,945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糖廍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539" calcext:value-type="float">
            <text:p>4,539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堤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566" calcext:value-type="float">
            <text:p>3,566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碩里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80" calcext:value-type="float">
            <text:p>4,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81" calcext:value-type="float">
            <text:p>4,381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759" calcext:value-type="float">
            <text:p>5,759</text:p>
          </table:table-cell>
          <table:table-cell table:style-name="ce4" office:value-type="string" calcext:value-type="string">
            <text:p>7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954" calcext:value-type="float">
            <text:p>3,954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431" calcext:value-type="float">
            <text:p>5,431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170" calcext:value-type="float">
            <text:p>5,170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德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善里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927" calcext:value-type="float">
            <text:p>2,927</text:p>
          </table:table-cell>
          <table:table-cell table:style-name="ce4" office:value-type="string" calcext:value-type="string">
            <text:p>7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德里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722" calcext:value-type="float">
            <text:p>3,722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德里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567" calcext:value-type="float">
            <text:p>4,567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86" calcext:value-type="float">
            <text:p>2,686</text:p>
          </table:table-cell>
          <table:table-cell table:style-name="ce4" office:value-type="string" calcext:value-type="string">
            <text:p>7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銘德里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842" calcext:value-type="float">
            <text:p>3,842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德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德里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943" calcext:value-type="float">
            <text:p>2,943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016" calcext:value-type="float">
            <text:p>5,016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61" calcext:value-type="float">
            <text:p>2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1" calcext:value-type="float">
            <text:p>2,66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747" calcext:value-type="float">
            <text:p>3,747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祥里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5" calcext:value-type="float">
            <text:p>3,765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5058" calcext:value-type="float">
            <text:p>5,058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994" calcext:value-type="float">
            <text:p>3,994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忠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47" calcext:value-type="float">
            <text:p>2,947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5282" calcext:value-type="float">
            <text:p>5,28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25" calcext:value-type="float">
            <text:p>5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5" calcext:value-type="float">
            <text:p>5,325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6892" calcext:value-type="float">
            <text:p>6,892</text:p>
          </table:table-cell>
          <table:table-cell table:style-name="ce4" office:value-type="string" calcext:value-type="string">
            <text:p>77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79" calcext:value-type="float">
            <text:p>3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9" calcext:value-type="float">
            <text:p>3,37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869" calcext:value-type="float">
            <text:p>4,869</text:p>
          </table:table-cell>
          <table:table-cell table:style-name="ce4" office:value-type="string" calcext:value-type="string">
            <text:p>6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凌霄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024" calcext:value-type="float">
            <text:p>3,024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騰雲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78.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21278" calcext:value-type="float">
            <text:p>21,278</text:p>
          </table:table-cell>
          <table:table-cell table:style-name="ce3" office:value-type="float" office:value="32196" calcext:value-type="float">
            <text:p>32,196</text:p>
          </table:table-cell>
          <table:table-cell table:style-name="ce3" office:value-type="float" office:value="34733" calcext:value-type="float">
            <text:p>34,733</text:p>
          </table:table-cell>
          <table:table-cell table:style-name="ce3" office:value-type="float" office:value="88207" calcext:value-type="float">
            <text:p>88,20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8812" calcext:value-type="float">
            <text:p>88,8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813" calcext:value-type="float">
            <text:p>88,813</text:p>
          </table:table-cell>
          <table:table-cell table:style-name="ce3" office:value-type="float" office:value="30964" calcext:value-type="float">
            <text:p>30,964</text:p>
          </table:table-cell>
          <table:table-cell table:style-name="ce3" office:value-type="float" office:value="119777" calcext:value-type="float">
            <text:p>119,777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功里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59" calcext:value-type="float">
            <text:p>3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9" calcext:value-type="float">
            <text:p>3,759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033" calcext:value-type="float">
            <text:p>5,033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899" calcext:value-type="float">
            <text:p>3,899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692" calcext:value-type="float">
            <text:p>2,69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勤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241" calcext:value-type="float">
            <text:p>5,241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廈安里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國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00" calcext:value-type="float">
            <text:p>2,500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096" calcext:value-type="float">
            <text:p>2,096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光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69" calcext:value-type="float">
            <text:p>2,469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福里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2649" calcext:value-type="float">
            <text:p>2,649</text:p>
          </table:table-cell>
          <table:table-cell table:style-name="ce3" office:value-type="float" office:value="6691" calcext:value-type="float">
            <text:p>6,69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730" calcext:value-type="float">
            <text:p>6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0" calcext:value-type="float">
            <text:p>6,730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8755" calcext:value-type="float">
            <text:p>8,755</text:p>
          </table:table-cell>
          <table:table-cell table:style-name="ce4" office:value-type="string" calcext:value-type="string">
            <text:p>7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984" calcext:value-type="float">
            <text:p>3,984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營里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4887" calcext:value-type="float">
            <text:p>4,8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05" calcext:value-type="float">
            <text:p>4,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5" calcext:value-type="float">
            <text:p>4,905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6480" calcext:value-type="float">
            <text:p>6,480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047" calcext:value-type="float">
            <text:p>3,047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68" calcext:value-type="float">
            <text:p>2,568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614" calcext:value-type="float">
            <text:p>2,614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4840" calcext:value-type="float">
            <text:p>4,840</text:p>
          </table:table-cell>
          <table:table-cell table:style-name="ce4" office:value-type="string" calcext:value-type="string">
            <text:p>6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市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651" calcext:value-type="float">
            <text:p>2,6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636" calcext:value-type="float">
            <text:p>3,636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54" calcext:value-type="float">
            <text:p>2,954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3270" calcext:value-type="float">
            <text:p>3,2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481" calcext:value-type="float">
            <text:p>4,481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祥里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4580" calcext:value-type="float">
            <text:p>4,58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4" calcext:value-type="float">
            <text:p>4,614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6082" calcext:value-type="float">
            <text:p>6,082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5020" calcext:value-type="float">
            <text:p>5,0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2" calcext:value-type="float">
            <text:p>5,052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6845" calcext:value-type="float">
            <text:p>6,845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452" calcext:value-type="float">
            <text:p>2,452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水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53" calcext:value-type="float">
            <text:p>1,953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盛里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82" calcext:value-type="float">
            <text:p>2,182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957" calcext:value-type="float">
            <text:p>3,957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702" calcext:value-type="float">
            <text:p>3,702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東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996" calcext:value-type="float">
            <text:p>4,996</text:p>
          </table:table-cell>
          <table:table-cell table:style-name="ce4" office:value-type="string" calcext:value-type="string">
            <text:p>7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535" calcext:value-type="float">
            <text:p>3,5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740" calcext:value-type="float">
            <text:p>4,740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板溪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80" calcext:value-type="float">
            <text:p>2,880</text:p>
          </table:table-cell>
          <table:table-cell table:style-name="ce4" office:value-type="string" calcext:value-type="string">
            <text:p>7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螢圃里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39" calcext:value-type="float">
            <text:p>3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9" calcext:value-type="float">
            <text:p>3,539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665" calcext:value-type="float">
            <text:p>4,665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螢雪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68" calcext:value-type="float">
            <text:p>3,468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35909" calcext:value-type="float">
            <text:p>35,909</text:p>
          </table:table-cell>
          <table:table-cell table:style-name="ce3" office:value-type="float" office:value="62381" calcext:value-type="float">
            <text:p>62,381</text:p>
          </table:table-cell>
          <table:table-cell table:style-name="ce3" office:value-type="float" office:value="72954" calcext:value-type="float">
            <text:p>72,954</text:p>
          </table:table-cell>
          <table:table-cell table:style-name="ce3" office:value-type="float" office:value="171244" calcext:value-type="float">
            <text:p>171,244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172415" calcext:value-type="float">
            <text:p>172,4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2423" calcext:value-type="float">
            <text:p>172,423</text:p>
          </table:table-cell>
          <table:table-cell table:style-name="ce3" office:value-type="float" office:value="62771" calcext:value-type="float">
            <text:p>62,771</text:p>
          </table:table-cell>
          <table:table-cell table:style-name="ce3" office:value-type="float" office:value="235194" calcext:value-type="float">
            <text:p>235,194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491" calcext:value-type="float">
            <text:p>4,491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247" calcext:value-type="float">
            <text:p>4,247</text:p>
          </table:table-cell>
          <table:table-cell table:style-name="ce4" office:value-type="string" calcext:value-type="string">
            <text:p>75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3934" calcext:value-type="float">
            <text:p>3,9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238" calcext:value-type="float">
            <text:p>5,238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炤里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4649" calcext:value-type="float">
            <text:p>4,6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6449" calcext:value-type="float">
            <text:p>6,449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2734" calcext:value-type="float">
            <text:p>2,7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村里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3348" calcext:value-type="float">
            <text:p>3,3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547" calcext:value-type="float">
            <text:p>4,547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輝里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3938" calcext:value-type="float">
            <text:p>3,9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1" calcext:value-type="float">
            <text:p>3,961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5497" calcext:value-type="float">
            <text:p>5,497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600" calcext:value-type="float">
            <text:p>2,600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誠安里</text:p>
          </table:table-cell>
          <table:table-cell table:style-name="ce3" office:value-type="float" office:value="412" calcext:value-type="float">
            <text:p>412</text:p>
          </table:table-cell>
          <table:table-cell table:number-columns-repeated="2" table:style-name="ce3" office:value-type="float" office:value="943" calcext:value-type="float">
            <text:p>943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武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4270" calcext:value-type="float">
            <text:p>4,2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08" calcext:value-type="float">
            <text:p>4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8" calcext:value-type="float">
            <text:p>4,308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6105" calcext:value-type="float">
            <text:p>6,105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坡里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513" calcext:value-type="float">
            <text:p>4,513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946" calcext:value-type="float">
            <text:p>3,946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風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369" calcext:value-type="float">
            <text:p>3,369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莊里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4411" calcext:value-type="float">
            <text:p>4,4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39" calcext:value-type="float">
            <text:p>4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9" calcext:value-type="float">
            <text:p>4,439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6028" calcext:value-type="float">
            <text:p>6,028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6280" calcext:value-type="float">
            <text:p>6,280</text:p>
          </table:table-cell>
          <table:table-cell table:style-name="ce4" office:value-type="string" calcext:value-type="string">
            <text:p>6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3519" calcext:value-type="float">
            <text:p>3,5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34" calcext:value-type="float">
            <text:p>3,534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693" calcext:value-type="float">
            <text:p>4,693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3547" calcext:value-type="float">
            <text:p>3,5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73" calcext:value-type="float">
            <text:p>3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3" calcext:value-type="float">
            <text:p>3,57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856" calcext:value-type="float">
            <text:p>4,856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4" calcext:value-type="float">
            <text:p>2,12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888" calcext:value-type="float">
            <text:p>2,888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915" calcext:value-type="float">
            <text:p>2,915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泰里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934" calcext:value-type="float">
            <text:p>2,934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3498" calcext:value-type="float">
            <text:p>3,4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528" calcext:value-type="float">
            <text:p>4,528</text:p>
          </table:table-cell>
          <table:table-cell table:style-name="ce4" office:value-type="string" calcext:value-type="string">
            <text:p>77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圖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26" calcext:value-type="float">
            <text:p>4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6" calcext:value-type="float">
            <text:p>4,026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5482" calcext:value-type="float">
            <text:p>5,482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龍里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4174" calcext:value-type="float">
            <text:p>4,1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94" calcext:value-type="float">
            <text:p>4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4" calcext:value-type="float">
            <text:p>4,19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5438" calcext:value-type="float">
            <text:p>5,438</text:p>
          </table:table-cell>
          <table:table-cell table:style-name="ce4" office:value-type="string" calcext:value-type="string">
            <text:p>7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陣里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雲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780" calcext:value-type="float">
            <text:p>3,780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生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5228" calcext:value-type="float">
            <text:p>5,228</text:p>
          </table:table-cell>
          <table:table-cell table:style-name="ce4" office:value-type="string" calcext:value-type="string">
            <text:p>7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住安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130" calcext:value-type="float">
            <text:p>4,130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安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377" calcext:value-type="float">
            <text:p>4,377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3610" calcext:value-type="float">
            <text:p>3,6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42" calcext:value-type="float">
            <text:p>3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2" calcext:value-type="float">
            <text:p>3,642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5009" calcext:value-type="float">
            <text:p>5,009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安里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247" calcext:value-type="float">
            <text:p>3,24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436" calcext:value-type="float">
            <text:p>4,436</text:p>
          </table:table-cell>
          <table:table-cell table:style-name="ce4" office:value-type="string" calcext:value-type="string">
            <text:p>73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441" calcext:value-type="float">
            <text:p>3,441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法治里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697" calcext:value-type="float">
            <text:p>3,697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68" calcext:value-type="float">
            <text:p>3,568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群賢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8" calcext:value-type="float">
            <text:p>3,408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628" calcext:value-type="float">
            <text:p>4,628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群英里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23" calcext:value-type="float">
            <text:p>4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3" calcext:value-type="float">
            <text:p>4,323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5771" calcext:value-type="float">
            <text:p>5,771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嘯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52" calcext:value-type="float">
            <text:p>3,052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臥龍里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77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淵里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413" calcext:value-type="float">
            <text:p>5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3" calcext:value-type="float">
            <text:p>5,413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7185" calcext:value-type="float">
            <text:p>7,185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3" calcext:value-type="float">
            <text:p>2,49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384" calcext:value-type="float">
            <text:p>3,384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5111" calcext:value-type="float">
            <text:p>5,1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60" calcext:value-type="float">
            <text:p>5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0" calcext:value-type="float">
            <text:p>5,16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6890" calcext:value-type="float">
            <text:p>6,890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芳和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3452" calcext:value-type="float">
            <text:p>3,4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85" calcext:value-type="float">
            <text:p>3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5" calcext:value-type="float">
            <text:p>3,48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705" calcext:value-type="float">
            <text:p>4,705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元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3379" calcext:value-type="float">
            <text:p>3,37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507" calcext:value-type="float">
            <text:p>4,507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孝里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4793" calcext:value-type="float">
            <text:p>4,79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826" calcext:value-type="float">
            <text:p>4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6" calcext:value-type="float">
            <text:p>4,826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6332" calcext:value-type="float">
            <text:p>6,332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和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951" calcext:value-type="float">
            <text:p>3,951</text:p>
          </table:table-cell>
          <table:table-cell table:style-name="ce4" office:value-type="string" calcext:value-type="string">
            <text:p>7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862" calcext:value-type="float">
            <text:p>3,862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倫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3399" calcext:value-type="float">
            <text:p>3,39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4893" calcext:value-type="float">
            <text:p>4,893</text:p>
          </table:table-cell>
          <table:table-cell table:style-name="ce4" office:value-type="string" calcext:value-type="string">
            <text:p>7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敦安里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03" calcext:value-type="float">
            <text:p>3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3" calcext:value-type="float">
            <text:p>3,503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895" calcext:value-type="float">
            <text:p>4,895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聲里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668" calcext:value-type="float">
            <text:p>3,668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敦煌里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2" calcext:value-type="float">
            <text:p>3,512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819" calcext:value-type="float">
            <text:p>4,819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346" calcext:value-type="float">
            <text:p>3,346</text:p>
          </table:table-cell>
          <table:table-cell table:style-name="ce4" office:value-type="string" calcext:value-type="string">
            <text:p>71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車層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80" calcext:value-type="float">
            <text:p>3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0" calcext:value-type="float">
            <text:p>3,58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4999" calcext:value-type="float">
            <text:p>4,999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信里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4310" calcext:value-type="float">
            <text:p>4,3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38" calcext:value-type="float">
            <text:p>4,3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5867" calcext:value-type="float">
            <text:p>5,867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35" calcext:value-type="float">
            <text:p>1,935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30132" calcext:value-type="float">
            <text:p>30,132</text:p>
          </table:table-cell>
          <table:table-cell table:style-name="ce3" office:value-type="float" office:value="46634" calcext:value-type="float">
            <text:p>46,634</text:p>
          </table:table-cell>
          <table:table-cell table:style-name="ce3" office:value-type="float" office:value="53076" calcext:value-type="float">
            <text:p>53,076</text:p>
          </table:table-cell>
          <table:table-cell table:style-name="ce3" office:value-type="float" office:value="129842" calcext:value-type="float">
            <text:p>129,842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30738" calcext:value-type="float">
            <text:p>130,7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0753" calcext:value-type="float">
            <text:p>130,753</text:p>
          </table:table-cell>
          <table:table-cell table:style-name="ce3" office:value-type="float" office:value="45869" calcext:value-type="float">
            <text:p>45,869</text:p>
          </table:table-cell>
          <table:table-cell table:style-name="ce3" office:value-type="float" office:value="176622" calcext:value-type="float">
            <text:p>176,622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村里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654" calcext:value-type="float">
            <text:p>3,654</text:p>
          </table:table-cell>
          <table:table-cell table:style-name="ce4" office:value-type="string" calcext:value-type="string">
            <text:p>7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和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35" calcext:value-type="float">
            <text:p>2,135</text:p>
          </table:table-cell>
          <table:table-cell table:style-name="ce4" office:value-type="string" calcext:value-type="string">
            <text:p>6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24" calcext:value-type="float">
            <text:p>2,824</text:p>
          </table:table-cell>
          <table:table-cell table:style-name="ce4" office:value-type="string" calcext:value-type="string">
            <text:p>70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雅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3302" calcext:value-type="float">
            <text:p>3,3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4573" calcext:value-type="float">
            <text:p>4,573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敦厚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144" calcext:value-type="float">
            <text:p>4,144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居里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56" calcext:value-type="float">
            <text:p>4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6" calcext:value-type="float">
            <text:p>4,556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991" calcext:value-type="float">
            <text:p>5,991</text:p>
          </table:table-cell>
          <table:table-cell table:style-name="ce4" office:value-type="string" calcext:value-type="string">
            <text:p>7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6119" calcext:value-type="float">
            <text:p>6,1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166" calcext:value-type="float">
            <text:p>6,1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69" calcext:value-type="float">
            <text:p>6,169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8302" calcext:value-type="float">
            <text:p>8,302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藝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993" calcext:value-type="float">
            <text:p>2,993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雅祥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2" calcext:value-type="float">
            <text:p>3,122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175" calcext:value-type="float">
            <text:p>4,175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046" calcext:value-type="float">
            <text:p>3,046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全里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017" calcext:value-type="float">
            <text:p>4,017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161" calcext:value-type="float">
            <text:p>3,161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485" calcext:value-type="float">
            <text:p>3,485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育里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89" calcext:value-type="float">
            <text:p>3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9" calcext:value-type="float">
            <text:p>3,48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518" calcext:value-type="float">
            <text:p>4,518</text:p>
          </table:table-cell>
          <table:table-cell table:style-name="ce4" office:value-type="string" calcext:value-type="string">
            <text:p>7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255" calcext:value-type="float">
            <text:p>4,255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064" calcext:value-type="float">
            <text:p>4,064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843" calcext:value-type="float">
            <text:p>3,843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業里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4369" calcext:value-type="float">
            <text:p>4,36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97" calcext:value-type="float">
            <text:p>4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7" calcext:value-type="float">
            <text:p>4,397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885" calcext:value-type="float">
            <text:p>5,885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隆里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友里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96" calcext:value-type="float">
            <text:p>3,996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5324" calcext:value-type="float">
            <text:p>5,324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光里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987" calcext:value-type="float">
            <text:p>2,9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067" calcext:value-type="float">
            <text:p>4,067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坡里</text:p>
          </table:table-cell>
          <table:table-cell table:style-name="ce3" office:value-type="float" office:value="661" calcext:value-type="float">
            <text:p>661</text:p>
          </table:table-cell>
          <table:table-cell table:number-columns-repeated="2" table:style-name="ce3" office:value-type="float" office:value="1042" calcext:value-type="float">
            <text:p>1,042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6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行里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4743" calcext:value-type="float">
            <text:p>4,74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775" calcext:value-type="float">
            <text:p>4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5" calcext:value-type="float">
            <text:p>4,775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6397" calcext:value-type="float">
            <text:p>6,397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988" calcext:value-type="float">
            <text:p>4,988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6094" calcext:value-type="float">
            <text:p>6,094</text:p>
          </table:table-cell>
          <table:table-cell table:style-name="ce4" office:value-type="string" calcext:value-type="string">
            <text:p>6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177" calcext:value-type="float">
            <text:p>4,177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3907" calcext:value-type="float">
            <text:p>3,9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5273" calcext:value-type="float">
            <text:p>5,273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張里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5333" calcext:value-type="float">
            <text:p>5,33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366" calcext:value-type="float">
            <text:p>5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6" calcext:value-type="float">
            <text:p>5,366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7139" calcext:value-type="float">
            <text:p>7,139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犁里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9" calcext:value-type="float">
            <text:p>3,169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348" calcext:value-type="float">
            <text:p>4,348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4061" calcext:value-type="float">
            <text:p>4,0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5652" calcext:value-type="float">
            <text:p>5,652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66" calcext:value-type="float">
            <text:p>4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6" calcext:value-type="float">
            <text:p>4,566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6379" calcext:value-type="float">
            <text:p>6,379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聯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735" calcext:value-type="float">
            <text:p>3,735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勤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204" calcext:value-type="float">
            <text:p>3,204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4471" calcext:value-type="float">
            <text:p>4,4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9" calcext:value-type="float">
            <text:p>4,499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5863" calcext:value-type="float">
            <text:p>5,863</text:p>
          </table:table-cell>
          <table:table-cell table:style-name="ce4" office:value-type="string" calcext:value-type="string">
            <text:p>7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617" calcext:value-type="float">
            <text:p>2,617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順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340" calcext:value-type="float">
            <text:p>3,340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平里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4332" calcext:value-type="float">
            <text:p>4,3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5728" calcext:value-type="float">
            <text:p>5,728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忠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001" calcext:value-type="float">
            <text:p>4,001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安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583" calcext:value-type="float">
            <text:p>1,583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文山區</text:p>
          </table:table-cell>
          <table:table-cell table:style-name="ce2"/>
          <table:table-cell table:style-name="ce3" office:value-type="float" office:value="39875" calcext:value-type="float">
            <text:p>39,875</text:p>
          </table:table-cell>
          <table:table-cell table:style-name="ce3" office:value-type="float" office:value="50345" calcext:value-type="float">
            <text:p>50,345</text:p>
          </table:table-cell>
          <table:table-cell table:style-name="ce3" office:value-type="float" office:value="70844" calcext:value-type="float">
            <text:p>70,844</text:p>
          </table:table-cell>
          <table:table-cell table:style-name="ce3" office:value-type="float" office:value="161064" calcext:value-type="float">
            <text:p>161,064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62167" calcext:value-type="float">
            <text:p>162,1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173" calcext:value-type="float">
            <text:p>162,173</text:p>
          </table:table-cell>
          <table:table-cell table:style-name="ce3" office:value-type="float" office:value="54099" calcext:value-type="float">
            <text:p>54,099</text:p>
          </table:table-cell>
          <table:table-cell table:style-name="ce3" office:value-type="float" office:value="216272" calcext:value-type="float">
            <text:p>216,272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行里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4658" calcext:value-type="float">
            <text:p>4,65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96" calcext:value-type="float">
            <text:p>4,696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6222" calcext:value-type="float">
            <text:p>6,222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東里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4323" calcext:value-type="float">
            <text:p>4,3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52" calcext:value-type="float">
            <text:p>4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2" calcext:value-type="float">
            <text:p>4,352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781" calcext:value-type="float">
            <text:p>5,781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美里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3" calcext:value-type="float">
            <text:p>3,133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197" calcext:value-type="float">
            <text:p>4,197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慶里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3820" calcext:value-type="float">
            <text:p>3,8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5173" calcext:value-type="float">
            <text:p>5,173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仁里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3579" calcext:value-type="float">
            <text:p>3,5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704" calcext:value-type="float">
            <text:p>4,704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華里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613" calcext:value-type="float">
            <text:p>4,613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有里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511" calcext:value-type="float">
            <text:p>4,511</text:p>
          </table:table-cell>
          <table:table-cell table:style-name="ce4" office:value-type="string" calcext:value-type="string">
            <text:p>7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祥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7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隆里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4428" calcext:value-type="float">
            <text:p>4,4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47" calcext:value-type="float">
            <text:p>4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7" calcext:value-type="float">
            <text:p>4,447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807" calcext:value-type="float">
            <text:p>5,807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400" calcext:value-type="float">
            <text:p>4,400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和里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64" calcext:value-type="float">
            <text:p>2,864</text:p>
          </table:table-cell>
          <table:table-cell table:style-name="ce4" office:value-type="string" calcext:value-type="string">
            <text:p>76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盛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豐里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075" calcext:value-type="float">
            <text:p>4,075</text:p>
          </table:table-cell>
          <table:table-cell table:style-name="ce4" office:value-type="string" calcext:value-type="string">
            <text:p>7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光里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410" calcext:value-type="float">
            <text:p>2,4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302" calcext:value-type="float">
            <text:p>3,302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家里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4633" calcext:value-type="float">
            <text:p>4,6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55" calcext:value-type="float">
            <text:p>4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5" calcext:value-type="float">
            <text:p>4,655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6116" calcext:value-type="float">
            <text:p>6,116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得里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9" calcext:value-type="float">
            <text:p>3,839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104" calcext:value-type="float">
            <text:p>5,104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407" calcext:value-type="float">
            <text:p>4,407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4226" calcext:value-type="float">
            <text:p>4,2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53" calcext:value-type="float">
            <text:p>4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3" calcext:value-type="float">
            <text:p>4,253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549" calcext:value-type="float">
            <text:p>5,549</text:p>
          </table:table-cell>
          <table:table-cell table:style-name="ce4" office:value-type="string" calcext:value-type="string">
            <text:p>76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4" calcext:value-type="float">
            <text:p>3,414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4482" calcext:value-type="float">
            <text:p>4,482</text:p>
          </table:table-cell>
          <table:table-cell table:style-name="ce4" office:value-type="string" calcext:value-type="string">
            <text:p>7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旺里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5111" calcext:value-type="float">
            <text:p>5,1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52" calcext:value-type="float">
            <text:p>5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2" calcext:value-type="float">
            <text:p>5,152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6817" calcext:value-type="float">
            <text:p>6,817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泰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480" calcext:value-type="float">
            <text:p>3,480</text:p>
          </table:table-cell>
          <table:table-cell table:style-name="ce4" office:value-type="string" calcext:value-type="string">
            <text:p>77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3963" calcext:value-type="float">
            <text:p>3,9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5447" calcext:value-type="float">
            <text:p>5,447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試院里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4337" calcext:value-type="float">
            <text:p>4,3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62" calcext:value-type="float">
            <text:p>4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2" calcext:value-type="float">
            <text:p>4,362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5594" calcext:value-type="float">
            <text:p>5,594</text:p>
          </table:table-cell>
          <table:table-cell table:style-name="ce4" office:value-type="string" calcext:value-type="string">
            <text:p>7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5482" calcext:value-type="float">
            <text:p>5,48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520" calcext:value-type="float">
            <text:p>5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0" calcext:value-type="float">
            <text:p>5,52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7287" calcext:value-type="float">
            <text:p>7,287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362" calcext:value-type="float">
            <text:p>3,362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4215" calcext:value-type="float">
            <text:p>4,2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5648" calcext:value-type="float">
            <text:p>5,648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6055" calcext:value-type="float">
            <text:p>6,0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83" calcext:value-type="float">
            <text:p>6,0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84" calcext:value-type="float">
            <text:p>6,084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7948" calcext:value-type="float">
            <text:p>7,948</text:p>
          </table:table-cell>
          <table:table-cell table:style-name="ce4" office:value-type="string" calcext:value-type="string">
            <text:p>7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木新里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5547" calcext:value-type="float">
            <text:p>5,5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593" calcext:value-type="float">
            <text:p>5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3" calcext:value-type="float">
            <text:p>5,593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8615" calcext:value-type="float">
            <text:p>8,615</text:p>
          </table:table-cell>
          <table:table-cell table:style-name="ce4" office:value-type="string" calcext:value-type="string">
            <text:p>6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4592" calcext:value-type="float">
            <text:p>4,59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620" calcext:value-type="float">
            <text:p>4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0" calcext:value-type="float">
            <text:p>4,620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992" calcext:value-type="float">
            <text:p>5,992</text:p>
          </table:table-cell>
          <table:table-cell table:style-name="ce4" office:value-type="string" calcext:value-type="string">
            <text:p>7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順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557" calcext:value-type="float">
            <text:p>3,557</text:p>
          </table:table-cell>
          <table:table-cell table:style-name="ce4" office:value-type="string" calcext:value-type="string">
            <text:p>7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林里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5094" calcext:value-type="float">
            <text:p>5,09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32" calcext:value-type="float">
            <text:p>5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2" calcext:value-type="float">
            <text:p>5,13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6935" calcext:value-type="float">
            <text:p>6,935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新里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79" calcext:value-type="float">
            <text:p>3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9" calcext:value-type="float">
            <text:p>3,379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475" calcext:value-type="float">
            <text:p>4,475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文里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6" calcext:value-type="float">
            <text:p>3,806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5025" calcext:value-type="float">
            <text:p>5,025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腳里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505" calcext:value-type="float">
            <text:p>4,505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775" calcext:value-type="float">
            <text:p>3,775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芳里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4865" calcext:value-type="float">
            <text:p>4,86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896" calcext:value-type="float">
            <text:p>4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6" calcext:value-type="float">
            <text:p>4,896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6573" calcext:value-type="float">
            <text:p>6,573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美里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6065" calcext:value-type="float">
            <text:p>6,065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嘉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881" calcext:value-type="float">
            <text:p>4,881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5073" calcext:value-type="float">
            <text:p>5,07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11" calcext:value-type="float">
            <text:p>5,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2" calcext:value-type="float">
            <text:p>5,112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6805" calcext:value-type="float">
            <text:p>6,805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政大里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4681" calcext:value-type="float">
            <text:p>4,68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07" calcext:value-type="float">
            <text:p>4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7" calcext:value-type="float">
            <text:p>4,707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6181" calcext:value-type="float">
            <text:p>6,181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指南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428" calcext:value-type="float">
            <text:p>3,428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泉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北市" style:display-name="PageStyle_臺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4</meta:creation-date>
    <meta:initial-creator>Apache POI</meta:initial-creator>
    <meta:generator>LibreOffice/6.0.7.3$Linux_X86_64 LibreOffice_project/00m0$Build-3</meta:generator>
    <meta:document-statistic meta:table-count="1" meta:cell-count="5643" meta:object-count="0"/>
  </office:meta>
</office:document-meta>
</file>